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erif1" svg:font-family="'Liberation Serif'"/>
    <style:font-face style:name="Nimbus Mono L', 'Courier New" svg:font-family="'Nimbus Mono L', 'Courier New'"/>
    <style:font-face style:name="Nimbus Sans L" svg:font-family="'Nimbus Sans L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text-align="justify" style:justify-single-word="false"/>
      <style:text-properties style:font-name="Times New Roman"/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Normal">
      <style:paragraph-properties fo:text-align="justify" style:justify-single-word="false"/>
      <style:text-properties fo:color="#000000" style:font-name="Times New Roman" fo:font-size="12pt" fo:font-weight="normal"/>
    </style:style>
    <style:style style:name="P6" style:family="paragraph" style:parent-style-name="Normal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"/>
    </style:style>
    <style:style style:name="T2" style:family="text">
      <style:text-properties fo:color="#000000" style:font-name="Times New Roman" fo:font-size="12pt" fo:font-weight="normal"/>
    </style:style>
    <style:style style:name="T3" style:family="text">
      <style:text-properties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><text:span text:style-name="T1">Доклад</text:span></text:p>
        <text:p text:style-name="P6"><text:span text:style-name="T1">на </text:span>конкурсе молодых специалистов архивных органов и учреждений</text:p>
        <text:p text:style-name="P6">Уральского федерального округ</text:p>
        <text:p text:style-name="P1"><text:span text:style-name="T1">28 апреля 2011 года, г. Тобольск</text:span></text:p>
        <text:p text:style-name="P6"><text:span text:style-name="T1"/></text:p>
        <text:p text:style-name="P7"><text:span text:style-name="T1">Перспективы применения радиочастотной идентификации в архивном деле</text:span></text:p>
        <text:p text:style-name="P2"><text:span text:style-name="T1"/></text:p>
        <text:p text:style-name="P4"><text:span text:style-name="T1">Радиочастотная идентификация (</text:span><text:span text:style-name="T2">RFID - Radio Frequency IDentification</text:span><text:span text:style-name="T1">) - технология, которая позволяет создавать и использовать небольшие электронные устройства — радиочастотные метки (радиометки, RFID-метки).</text:span></text:p>
        <text:p text:style-name="P4"/>
        <text:p text:style-name="P3">Главное свойство этих меток - способность содержать информацию в виде уникального идентификационного номера и других данных, которые можно получить от них на расстоянии с помощью устройства для считывания — ридера (сканера). Другое немаловажное свойство радиометок - возможность определить их наличие или отсутствие в заданной точке пространства, также используя упомянутый ридер.</text:p>
        <text:p text:style-name="P4"/>
        <text:p text:style-name="P4"><text:span text:style-name="T1">Область применения технологии - любая деятельность, требующая организации слежения за большим количеством различных объектов.</text:span></text:p>
        <text:p text:style-name="P4"/>
        <text:p text:style-name="P3">Основой для этой технологии стало изобретение радио и создание радара. С помощью первого люди получили возможность обмениваться информацией посредством радиоволн. Второе устройство помогло определять пространственное положение различных физических объектов, посылая в их сторону электромагнитную волну.</text:p>
        <text:p text:style-name="P4"/>
        <text:p text:style-name="P3">В годы Второй мировой войны две этих вещи объединились в единое целое - системы распознавания «свой-чужой», применявшиеся в авиации. Радиомаяки, установленные на самолетах, помогали средствам противовоздушной обороны отличать друзей от врагов. Впоследствии, такие системы распространились на другие виды военного и гражданского транспорта, морской флот и ракетную технику.</text:p>
        <text:p text:style-name="P4"/>
        <text:p text:style-name="P4"><text:span text:style-name="T1">В послевоенные годы была высказана идея использовать возможности радиоэлектроники для того, чтобы создать упрощенные аналоги систем «свой-чужой» и распространить их на более мелкие предметы: грузовые контейнеры, ящики, упаковки, промышленное оборудование, бытовую технику и все остальное, что требует постоянного учета и контроля.</text:span></text:p>
        <text:p text:style-name="P4"/>
        <text:p text:style-name="P3">В 60-е годы были разработаны первые системы электронного наблюдения за предметами, основанные на простейших пассивных радиометках. Они содержали один бит информации, т.е. находились либо во включенном, либо в выключенном состоянии.</text:p>
        <text:p text:style-name="P4"/>
        <text:p text:style-name="P3">Такие метки сейчас крепят на всевозможные товары в тех торговых точках, которые работают в режиме самообслуживания покупателей. Это препятствует выносу предметов, которые не прошли через кассу, где метки выключают, чтобы контрольные ворота, установленные на входе в торговый зал, не подняли тревогу.</text:p>
        <text:p text:style-name="P3"/>
        <text:p text:style-name="P5">Близкие же к архивному делу библиотекари прячут радиочастотные метки в переплете книг и используют как средство против краж в залах открытого доступа, где пользователи могут самостоятельно искать и просматривать литературу.</text:p>
        <text:p text:style-name="P4"><text:soft-page-break/></text:p>
        <text:p text:style-name="P3">В ходе последующих разработок характеристики электронных ярлыков постоянно совершенствовались. Прежде всего был увеличен объем памяти, что позволило записывать на них уникальные номера. Отныне номер каждой метки можно внести в электронную базу данных, и в автоматическом режиме регистрировать события, происходящие с тем объектом, к которому метка формально приписана и фактически крепится.</text:p>
        <text:p text:style-name="P3"/>
        <text:p text:style-name="P4">Основное применение радиочастотной идентификации - логистика, автоматическая регистрация прохождения конкретных грузов через определенные участки транспортного маршрута. Есть и другие способы использования. Это, например, разные виды электронных ключей для доступа в закрытые помещения и здания, электронные карты для оплаты поездок на общественном транспорте. На платных автодорогах радиочастотная метка, установленная на автомобиле, позволяет автоматически идентифицировать ее владельца и списать необходимую сумму с его банковского счета. В электронных паспортах метка играет роль носителя информации, на котором дублируются все данные о гражданине, чтобы, к примеру, сотрудник паспортного контроля мог быстро передать их на свой компьютер. В больницах с помощью меток фиксируют перемещения больных и врачей, чтобы в случае необходимости быстро их разыскать.</text:p>
        <text:p text:style-name="P4"/>
        <text:p text:style-name="P4"><text:span text:style-name="T1">Какую же пользу может принести технология радиочастотной идентификации в архивном деле? Конечно же, она нужна для автоматизации учета единиц хранения и их поиска.</text:span></text:p>
        <text:p text:style-name="P4"/>
        <text:p text:style-name="P3">Дело, которое после возврата из читального зала положили на неправильную полку и стеллаж - это проблема, иногда решаемая быстро, в течение нескольких дней и недель, а иногда весь процесс поиска тянется годами, когда работник без всякой надежды на успех открывает-закрывает сотни коробок, развязывает-связывает сотни связок, перебирает сотни дел.</text:p>
        <text:p text:style-name="P4"/>
        <text:p text:style-name="P3">Радиочастотные метки могут избавить человека от необходимости выполнять все эти действия. Если архивное дело снабдить меткой и зарегистрировать в системе учета, то, в случае потери, его наличие или отсутствие в том или ином месте архивохранилища можно будет проверить с помощью устройства считывания. При этом не придется лишний раз подвергать единицы хранения физическому воздействию, так как ридер сумеет обнаружить метку бесконтактным способом в любом скоплении бумаги и картона.</text:p>
        <text:p text:style-name="P4"/>
        <text:p text:style-name="P4"><text:span text:style-name="T1">Это же позволяет заодно использовать радиочастотную идентификацию как инструмент для частичной автоматизации проверки наличия. Естественно, в архивном деле такая деятельность подразумевает под собой не только простую проверку того, находится ли та или иная единица хранения на своем месте. Но е</text:span><text:span text:style-name="T2">сли метками будут снабжены все архивные дела, то архив сможет позволить себе такую заманчивую роскошь, как полная инвентаризация всех архивохранилищ хотя бы раз в год. Ведь для этого понадобится лишь задействовать одного человека с мобильным устройством считывания, который будет ходить вдоль стеллажей и «просвечивать» их электромагнитным сигналом. Это позволит своевременно выявлять потери и так же своевременно находить пропавшие документы.</text:span></text:p>
        <text:p text:style-name="P4"/>
        <text:p text:style-name="P5"><text:soft-page-break/>Таким же образом можно увеличить безопасность при транспортировке архивных дел, когда их приходиться, например, в больших количествах перемещать из одного населенного пункта в другой.</text:p>
        <text:p text:style-name="P5"/>
        <text:p text:style-name="P5">Ручная проверка занимает слишком много времени, поэтому простой здравый смысл заставляет людей устанавливать фактическое наличие единиц хранения лишь до процесса перевозки и после него, когда прибывшие связки, коробки распределяют по фондам и описям. Столь немаловажные этапы как погрузка дел на транспорт и их последующая разгрузка в пункте назначения контролируются обычно не слишком жестко, из-за чего редко, но происходят мистические исчезновения одной или нескольких единиц хранения.</text:p>
        <text:p text:style-name="P5"/>
        <text:p text:style-name="P5">Но когда для регистраци<text:span text:style-name="T3">и</text:span> дела потребует<text:span text:style-name="T3">ся</text:span> лишь просветить его сканером, то операции по проверке наличия можно будет проводить гораздо быстрее и чаще, на самых разных этапах транспортировки. Такой контроль поможет оперативно узнавать о примерном времени и месте пропажи, определять ответственных.</text:p>
        <text:p text:style-name="P5"/>
        <text:p text:style-name="P5">Если же позволить своему воображению зайти еще дальше, то самым конечным итогом внедрения радиочастотной идентификации должен стать режим самообслуживания посетителей и сотрудников архива при выдаче-возврате дел. Это наиболее фантастическая задача. Тем не менее, хранилища не самых ценных книг, т.е. библиотеки, уже эту возможность реализуют.</text:p>
        <text:p text:style-name="P5"/>
        <text:p text:style-name="P5">С автоматизацией выдачи-возврата экспериментирует, например, библиотека Высшей школы экономики, которая ранее решала эту задачу с помощью штрих-кодов, а теперь уже использует радиометки. Пользователи библиотеки свободно заходят в открытые части книгохранилища, чтобы самостоятельно найти и взять необходимую литературу. На выходе сотрудник библиотеки просвечивает книги с помощью устройства считывания и регистрирует их в электронной системе учета на номере читательского билета пользователя. Попытка выноса незарегистрированной литературы вызывает сигнал тревоги на контрольных воротах.</text:p>
        <text:p text:style-name="P5"/>
        <text:p text:style-name="P5">Собственно, примерно такую же систему можно выстроить и в архивах. Правда, это будет весьма непросто и потребует дополнительных мер: понадобится система видеонаблюдения, жесткий контроль климата, доступность только максимально отреставрированных единиц хранения, индивидуальная опечатанная упаковка для каждого дела, которую очень трудно вскрыть, сделав это незаметно от работников архива.</text:p>
        <text:p text:style-name="P5"/>
        <text:p text:style-name="P5">К сожалению, лично я не нашел примеров создания такого радикального режима доступа, и пока что это стоит рассматривать как одну из ряда интересных возможностей, которые появятся у архивистов, если они осмелятся хоть как-то внедрить радиочастотные метки в своих учреждениях.</text:p>
        <text:p text:style-name="P5"/>
        <text:p text:style-name="P5">Цель моей конкурсной работы и этого выступления - <text:s/>показать весьма любопытное решение, которое информационные технологии предлагают для обеспечения безопасности и автоматизации учета. Надеюсь, что я выполнил поставленную перед собой задачу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Liberation Serif1" svg:font-family="'Liberation Serif'"/>
    <style:font-face style:name="Nimbus Mono L', 'Courier New" svg:font-family="'Nimbus Mono L', 'Courier New'"/>
    <style:font-face style:name="Nimbus Sans L" svg:font-family="'Nimbus Sans L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next-style-name="Normal" style:class="text">
      <style:text-properties fo:font-size="12pt" fo:language="ru" fo:country="RU"/>
    </style:style>
    <style:style style:name="Quotations" style:family="paragraph" style:parent-style-name="Normal" style:class="html">
      <style:paragraph-properties fo:margin="100%" fo:margin-left="0.998cm" fo:margin-right="0.998cm" fo:margin-top="0cm" fo:margin-bottom="0.497cm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Normal" style:family="paragraph">
      <style:paragraph-properties style:writing-mode="lr-tb"/>
      <style:text-properties fo:color="#000000" style:font-name="Liberation Serif1" fo:font-size="12pt" fo:language="ru" fo:country="RU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itle" style:family="paragraph" style:parent-style-name="Normal" style:next-style-name="Text_20_body" style:class="chapter">
      <style:paragraph-properties fo:margin-top="0.422cm" fo:margin-bottom="0.212cm" fo:keep-with-next="always"/>
      <style:text-properties style:font-name="Nimbus Sans L" fo:font-size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/>
    </style:style>
    <style:style style:name="Footnote" style:family="paragraph" style:parent-style-name="Normal" style:class="extra">
      <style:paragraph-properties fo:margin="100%" fo:margin-left="0.497cm" fo:margin-right="0cm" fo:text-indent="-0.497cm" style:auto-text-indent="false"/>
      <style:text-properties fo:font-size="10pt"/>
    </style:style>
    <style:style style:name="Footer_20_left" style:display-name="Footer left" style:family="paragraph" style:parent-style-name="Normal" style:class="extra">
      <style:paragraph-properties>
        <style:tab-stops>
          <style:tab-stop style:position="7.996cm" style:type="center"/>
          <style:tab-stop style:position="15.997cm" style:type="right"/>
        </style:tab-stops>
      </style:paragraph-properties>
    </style:style>
    <style:style style:name="Header" style:family="paragraph" style:parent-style-name="Normal" style:class="extra">
      <style:paragraph-properties>
        <style:tab-stops>
          <style:tab-stop style:position="7.996cm" style:type="center"/>
          <style:tab-stop style:position="15.997cm" style:type="right"/>
        </style:tab-stops>
      </style:paragraph-properties>
    </style:style>
    <style:style style:name="Endnote" style:family="paragraph" style:parent-style-name="Normal" style:class="extra">
      <style:paragraph-properties fo:margin="100%" fo:margin-left="0.497cm" fo:margin-right="0cm" fo:text-indent="-0.497cm" style:auto-text-indent="false"/>
      <style:text-properties fo:font-size="10pt"/>
    </style:style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Preformatted_20_Text" style:display-name="Preformatted Text" style:family="paragraph" style:parent-style-name="Normal" style:class="html">
      <style:text-properties style:font-name="Nimbus Mono L', 'Courier New" fo:font-size="10pt"/>
    </style:style>
    <style:style style:name="Footnote_20_anchor_5f_text_5f_text" style:display-name="Footnote anchor_text_text" style:family="text">
      <style:text-properties style:text-position="33% 58%"/>
    </style:style>
    <style:style style:name="Teletype_5f_text_5f_text" style:display-name="Teletype_text_text" style:family="text">
      <style:text-properties style:font-name="Courier New"/>
    </style:style>
    <style:style style:name="Reference_5f_text" style:display-name="Reference_text" style:family="text">
      <style:text-properties fo:font-size="10pt"/>
    </style:style>
    <style:style style:name="Footnote_20_Symbol_5f_text_5f_text" style:display-name="Footnote Symbol_text_text" style:family="text">
      <style:text-properties style:text-position="33% 58%"/>
    </style:style>
    <style:style style:name="Footnote_20_Characters_5f_text_5f_text" style:display-name="Footnote Characters_text_text" style:family="text">
      <style:text-properties style:text-position="33% 58%"/>
    </style:style>
    <style:style style:name="Teletype_20__28_user_29__5f_text_5f_text" style:display-name="Teletype (user)_text_text" style:family="text">
      <style:text-properties style:font-name="Nimbus Mono L', 'Courier New"/>
    </style:style>
    <style:style style:name="Endnote_20_anchor_5f_text_5f_text" style:display-name="Endnote anchor_text_text" style:family="text">
      <style:text-properties style:text-position="33%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creator>Velonski </dc:creator>
    <dc:date>2012-09-04T21:18:06</dc:date>
    <meta:editing-cycles>1</meta:editing-cycles>
    <meta:editing-duration>P0D</meta:editing-duration>
    <dc:title>Доклад Еремеева М.С. на конкурсе молодых специалистов</dc:title>
    <dc:description>Тобольск, 2011</dc:description>
    <dc:subject>Перспективы применения радиочастотной идентификации в архивном деле</dc:subject>
    <meta:document-statistic meta:table-count="0" meta:image-count="0" meta:object-count="0" meta:page-count="3" meta:paragraph-count="28" meta:word-count="1087" meta:character-count="8439" meta:non-whitespace-character-count="7379"/>
  </office:meta>
</office:document-meta>
</file>